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5in" fo:margin-right="0in" fo:line-height="115%" fo:text-indent="-0.25in" style:auto-text-indent="false"/>
      <style:text-properties fo:language="et" fo:country="EE"/>
    </style:style>
    <style:style style:name="P2" style:family="paragraph" style:parent-style-name="Standard">
      <style:paragraph-properties fo:margin-left="0.75in" fo:margin-right="0in" fo:line-height="115%" fo:text-indent="0in" style:auto-text-indent="false"/>
      <style:text-properties officeooo:paragraph-rsid="001b8b7f"/>
    </style:style>
    <style:style style:name="P3" style:family="paragraph" style:parent-style-name="Standard">
      <style:paragraph-properties fo:margin-left="0.75in" fo:margin-right="0in" fo:line-height="115%" fo:text-indent="0in" style:auto-text-indent="false"/>
      <style:text-properties officeooo:paragraph-rsid="001cffe6"/>
    </style:style>
    <style:style style:name="P4" style:family="paragraph" style:parent-style-name="Standard">
      <style:paragraph-properties fo:margin-left="0.75in" fo:margin-right="0in" fo:line-height="115%" fo:text-indent="0in" style:auto-text-indent="false"/>
      <style:text-properties officeooo:paragraph-rsid="001db269"/>
    </style:style>
    <style:style style:name="P5" style:family="paragraph" style:parent-style-name="Standard">
      <style:paragraph-properties fo:margin-left="0.75in" fo:margin-right="0in" fo:line-height="115%" fo:text-indent="0in" style:auto-text-indent="false"/>
      <style:text-properties officeooo:paragraph-rsid="002001b7"/>
    </style:style>
    <style:style style:name="P6" style:family="paragraph" style:parent-style-name="Standard">
      <style:paragraph-properties fo:margin-left="0.75in" fo:margin-right="0in" fo:line-height="115%" fo:text-indent="0in" style:auto-text-indent="false"/>
      <style:text-properties fo:language="et" fo:country="EE"/>
    </style:style>
    <style:style style:name="P7" style:family="paragraph" style:parent-style-name="Standard">
      <style:paragraph-properties fo:margin-left="0.75in" fo:margin-right="0in" fo:line-height="115%" fo:text-indent="0in" style:auto-text-indent="false"/>
      <style:text-properties fo:font-weight="bold" officeooo:rsid="001cffe6" officeooo:paragraph-rsid="001cffe6" style:font-weight-asian="bold" style:font-weight-complex="bold"/>
    </style:style>
    <style:style style:name="P8" style:family="paragraph" style:parent-style-name="Heading_20_1" style:master-page-name="Standard">
      <style:paragraph-properties fo:line-height="115%" style:page-number="auto"/>
      <style:text-properties fo:language="et" fo:country="EE"/>
    </style:style>
    <style:style style:name="P9" style:family="paragraph" style:parent-style-name="List_20_Paragraph" style:list-style-name="WWNum1">
      <style:paragraph-properties fo:line-height="115%"/>
    </style:style>
    <style:style style:name="P10" style:family="paragraph" style:parent-style-name="List_20_Paragraph" style:list-style-name="WWNum1">
      <style:paragraph-properties fo:line-height="115%"/>
      <style:text-properties fo:language="et" fo:country="EE" fo:font-weight="bold" style:font-weight-asian="bold" style:font-weight-complex="bold"/>
    </style:style>
    <style:style style:name="T1" style:family="text">
      <style:text-properties fo:language="et" fo:country="EE"/>
    </style:style>
    <style:style style:name="T2" style:family="text">
      <style:text-properties fo:language="et" fo:country="EE" fo:font-weight="bold" style:font-weight-asian="bold" style:font-weight-complex="bold"/>
    </style:style>
    <style:style style:name="T3" style:family="text">
      <style:text-properties fo:language="et" fo:country="EE" fo:font-weight="bold" officeooo:rsid="001cffe6" style:font-weight-asian="bold" style:font-weight-complex="bold"/>
    </style:style>
    <style:style style:name="T4" style:family="text">
      <style:text-properties fo:language="et" fo:country="EE" officeooo:rsid="001b8b7f"/>
    </style:style>
    <style:style style:name="T5" style:family="text">
      <style:text-properties fo:language="et" fo:country="EE" officeooo:rsid="001cffe6"/>
    </style:style>
    <style:style style:name="T6" style:family="text">
      <style:text-properties fo:language="et" fo:country="EE" fo:font-weight="normal" style:font-weight-asian="normal" style:font-weight-complex="normal"/>
    </style:style>
    <style:style style:name="T7" style:family="text">
      <style:text-properties fo:language="et" fo:country="EE" fo:font-weight="normal" officeooo:rsid="001cffe6" style:font-weight-asian="normal" style:font-weight-complex="normal"/>
    </style:style>
    <style:style style:name="T8" style:family="text">
      <style:text-properties fo:language="et" fo:country="EE" fo:font-weight="normal" officeooo:rsid="001db269" style:font-weight-asian="normal" style:font-weight-complex="normal"/>
    </style:style>
    <style:style style:name="T9" style:family="text">
      <style:text-properties fo:language="et" fo:country="EE" fo:font-weight="normal" officeooo:rsid="001e2a8d" style:font-weight-asian="normal" style:font-weight-complex="normal"/>
    </style:style>
    <style:style style:name="T10" style:family="text">
      <style:text-properties fo:language="et" fo:country="EE" fo:font-weight="normal" officeooo:rsid="002001b7" style:font-weight-asian="normal" style:font-weight-complex="normal"/>
    </style:style>
    <style:style style:name="T11" style:family="text">
      <style:text-properties fo:language="et" fo:country="EE" fo:font-weight="normal" officeooo:rsid="0033d3bf" style:font-weight-asian="normal" style:font-weight-complex="normal"/>
    </style:style>
    <style:style style:name="T12" style:family="text">
      <style:text-properties fo:language="et" fo:country="EE" fo:font-weight="normal" officeooo:rsid="0035b7bd" style:font-weight-asian="normal" style:font-weight-complex="normal"/>
    </style:style>
    <style:style style:name="T13" style:family="text">
      <style:text-properties officeooo:rsid="002001b7"/>
    </style:style>
    <style:style style:name="T14" style:family="text">
      <style:text-properties officeooo:rsid="0035b7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Küsimused projekti „Väidete algoritmiline analüüsimine“ ärimudeli mõtteliseks koostamiseks</text:h>
      <text:p text:style-name="P1"/>
      <text:list xml:id="list3558414180" text:style-name="WWNum1">
        <text:list-item>
          <text:p text:style-name="P9"><text:span text:style-name="T2">Ühe lausega sõnastatud ettevõtmise eesmärk.</text:span><text:span text:style-name="T1"> </text:span></text:p>
        </text:list-item>
      </text:list>
      <text:p text:style-name="P6">Selgitus: Võib jätta esialgu täitsa vahele, ilmselt selle sõnastuse kallal võib veidi vaeva näha, aga mõte on anda ideega tutvujale keskne seisukoht, mida liikumise / tegevusega püüdakse lahendada, mille eest seistakse.</text:p>
      <text:p text:style-name="P2"><text:span text:style-name="T3">Vastus:</text:span><text:span text:style-name="T5"> </text:span><text:span text:style-name="T4">Luua algoritm ja arvutiprogramm, mis tuvastab, et kas sisendiks antud loogikavalemi on vastuoluline või mitte.</text:span></text:p>
      <text:list xml:id="list84257162745410" text:continue-numbering="true" text:style-name="WWNum1">
        <text:list-item>
          <text:p text:style-name="P10">Probleemid, mida turul / maailmapildis on siiani täheldatud.</text:p>
        </text:list-item>
      </text:list>
      <text:p text:style-name="P6">Selgitus: Maksimaalselt ühe lausega kirjeldatud punktid, milliste probleemidega ettevõtmine tegeleb, seda näiteks konkurentide puuduseid silmas pidades. Siin võib silmas pidada kõike, mis antud valdkonna pakutavate lahenduste juures häirib või on puudulik (sh ka kasutajaliidese ebamugavused). Samuti võib seda kirjeldada läbi erinevate sektorite nt meditsiin jms.</text:p>
      <text:p text:style-name="P7"><text:span text:style-name="T1">Vastus: </text:span><text:span text:style-name="T6">Minu teada ei ole saadaval üldse teisi programme, mis vähegi keerulisemate loogikavalemite vastuolulisust <text:s/>määrata suudaks.</text:span></text:p>
      <text:p text:style-name="P6"/>
      <text:list xml:id="list84256136725462" text:continue-numbering="true" text:style-name="WWNum1">
        <text:list-item>
          <text:p text:style-name="P10">Pakutavad lahendused.</text:p>
        </text:list-item>
      </text:list>
      <text:p text:style-name="P6">Selgitus: Milline on lahendus antud probleemidele. Siin palun selgitada seda just komplekssemalt, st mitte näidete abil vaid valmisplatvormi kui teenust kasutades: sisuliselt millised on selle funktsioonid (features) ning teenuse kasutamise rahulolu tagavad faktorid. Lisaks võib tuua elulise näite mõne sektori probleemlahendusest, nt meditsiin vms.</text:p>
      <text:p text:style-name="P3"><text:span text:style-name="T3">Vastus: </text:span><text:span text:style-name="T7">Luua kasutajatele võimalus lasta arvutil määrata loogikavalemite üheselt valesust ja lahendada ka teisi matemaatilisi probleeme, mida saab loogikavalemiteks ümber kirjutada. Kasutajad võiks seda saada kasutada veebilehel nagu Wolfram Alphat, programmina nagu Wolfram Mathematicat või programmeerimiskeelene moodulina nagu sympy’t.</text:span></text:p>
      <text:list xml:id="list84256653915384" text:continue-numbering="true" text:style-name="WWNum1">
        <text:list-item>
          <text:p text:style-name="P10">Esimene unikaalne selling point.</text:p>
        </text:list-item>
      </text:list>
      <text:p text:style-name="P6">Selgitus: Ahvatlust tekitav moment / toimiv funktsioon, mida kõige esimesena suudaksime esimeste kasutajate kätte toimetada. Seda võib nimetada ka nn MVP.</text:p>
      <text:p text:style-name="P5"><text:span text:style-name="T3">Vastus: </text:span><text:span text:style-name="T10">Koostada algoritm, mi</text:span><text:span text:style-name="T12">llle abil saab</text:span><text:span text:style-name="T10"> </text:span><text:span text:style-name="T11">paljude</text:span><text:span text:style-name="T10"> predikaate, loogikatetehteid ja kvantoreid sisaldavate loogikavalemite </text:span><text:span text:style-name="T11">puhul, </text:span><text:span text:style-name="T12">mille vastuolulisuse määramiseks praegu head algoritmi ei ole</text:span><text:span text:style-name="T11">, määrata, et kas need on vastuoulised või mitte(on kooskõlalised).</text:span></text:p>
      <text:p text:style-name="P6"><text:soft-page-break/></text:p>
      <text:list xml:id="list84255867207257" text:continue-numbering="true" text:style-name="WWNum1">
        <text:list-item>
          <text:p text:style-name="P10">Läbilõi<text:span text:style-name="T13">hteid ja kvanto</text:span>ge konkurentidest, mille poolest turul eristub?</text:p>
        </text:list-item>
      </text:list>
      <text:p text:style-name="P6">Selgitus: Millised on idee lähimad konkurendid, mida on kasutajaskond harjunud kasutama, millised on nende peamised valukohad ning mille poolest nad tuntud / head on? Teisalt millega püüame turul eriliselt silma paista ning millist sihtgruppi valmis platvormina enda ideaalseks „kliendiks“ peame.</text:p>
      <text:p text:style-name="P4"><text:span text:style-name="T3">Vastus: </text:span><text:span text:style-name="T8">Wolfram, Sympy on sarnsed asjad, aga kui sisend sisaldab kvantoreid, siis need programmid ei oska ka väga lihtsaid probleeme lahendada. Näide lihtsast ülesandest, mida wolfram ei oska lahendada: </text:span><text:a xlink:type="simple" xlink:href="https://community.wolfram.com/groups/-/m/t/2416379?fbclid=IwAR0PVmJfNs4d2HSCnz6hxC42_WiSMfG4jj5COPnaX_LSqGiTzzNFqU28cwE" office:target-frame-name="_blank" xlink:show="new" text:style-name="Internet_20_link" text:visited-style-name="Visited_20_Internet_20_Link">https://community.wolfram.com/groups/-/m/t/2416379</text:a></text:p>
      <text:p text:style-name="P6"/>
      <text:p text:style-name="P6"/>
      <text:list xml:id="list84256326871768" text:continue-numbering="true" text:style-name="WWNum1">
        <text:list-item>
          <text:p text:style-name="P10">Turu potentsiaal?</text:p>
        </text:list-item>
      </text:list>
      <text:p text:style-name="P6">Selgitus: tuginedes konkurentide platvormidele ning nende sisemistele ja välimistele teenustele (sisemine = kasutajaliidese kaudu kättesaadav, väline = API kaudu kättesaadav) missugune on turu potentsiaal (ettevõtted või eraisikud) ning selle võimalik puutumata osa.</text:p>
      <text:p text:style-name="P4"><text:span text:style-name="T3">Vastus:</text:span><text:span text:style-name="T7"> </text:span><text:span text:style-name="T8">Mõlemad variandid võiks teha. Üks võimalus anda sisendiks väide teksti kujul ja teine kasutada seda Pythoni moodulina(võimalik, et laiendades Sympy class’e)</text:span></text:p>
      <text:p text:style-name="P6"/>
      <text:list xml:id="list84256317552004" text:continue-numbering="true" text:style-name="WWNum1">
        <text:list-item>
          <text:p text:style-name="P10">Visioon, lähitulevik?</text:p>
        </text:list-item>
      </text:list>
      <text:p text:style-name="P6">Selgitus: Missugusena näeme ettevõtmise järgneva 6 kuu tegutsemist? Keda ootame ideega liituma? Missugused on lähituleviku kasvu iseloomustavad tegurid? Missugusena (liikmete arv, positsioonid) kujutame sobivat arendustiimi? Millised on arengupotentsiaalid sobiva tiimi leidmisel? Kas ja mida vajaksime veel lisaks arendustiimile?</text:p>
      <text:p text:style-name="P4"><text:span text:style-name="T3">Vastus:</text:span><text:span text:style-name="T7"> </text:span><text:span text:style-name="T8">Pean pikemalt mütlema, et vastata, aga kõigepealt on vaja hea loogilise mõtlemisega </text:span><text:span text:style-name="T9">ja formaaloogikast (kvantorid, predikaadid, loogikasümbolid) arusaavaid</text:span><text:span text:style-name="T8"> inimesi, et kontrollida kas algoritm toimib ja, et kuidas seda muuta. </text:span><text:span text:style-name="T9">Siis on vaja programmerijaid, et see algoritm arvutiprogrammiks teha ja kasutajatele kättesaadavaks teh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EE"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EE"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arl-Kristopher Tigane</meta:initial-creator>
    <meta:editing-cycles>6</meta:editing-cycles>
    <meta:creation-date>2022-03-04T20:04:00</meta:creation-date>
    <dc:date>2022-03-19T08:42:54.808756390</dc:date>
    <meta:editing-duration>PT56M59S</meta:editing-duration>
    <meta:generator>LibreOffice/6.4.7.2$Linux_X86_64 LibreOffice_project/40$Build-2</meta:generator>
    <meta:document-statistic meta:table-count="0" meta:image-count="0" meta:object-count="0" meta:page-count="2" meta:paragraph-count="22" meta:word-count="494" meta:character-count="3941" meta:non-whitespace-character-count="34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